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21-03-22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9-09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9-08-1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9-06-1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9-04-26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9-02-1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8-09-1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8-08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8-06-1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8-05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8-03-26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8-01-3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9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8-1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6-14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5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3-3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3-0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7-02-0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6-09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6-08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6-06-1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6-05-04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6-03-10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6-01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5-09-22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5-08-19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5-06-24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5-05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5-03-1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5-01-2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4-09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4-08-07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4-06-09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4-05-0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4-03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4-01-29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3-09-2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3-08-1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3-06-0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3-05-02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3-03-0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3-01-10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2-09-05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2-08-08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2-06-0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2-05-0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2-03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2-01-0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1-09-1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1-08-09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1-06-0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1-05-0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1-03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1-01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0-09-1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0-08-0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0-06-0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0-05-04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0-03-05 0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10-01-2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9-09-0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9-08-1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9-06-23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9-05-19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9-03-2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9-0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8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6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5-0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3-13 0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2-0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8-01-1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7-09-0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7-08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7-06-08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7-03-0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6-06-08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6-05-1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6-01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200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9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8-01-1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7-01-2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0105432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71" meta:object-count="0"/>
    <meta:user-defined meta:name="AppVersion">3.0</meta:user-defined>
  </office:meta>
</office:document-meta>
</file>